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6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7">
          <table:table-cell table:style-name="ce3" table:number-columns-repeated="3"/>
          <table:table-cell table:number-columns-repeated="1021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15:00:23.750780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3:28:58.648893701</meta:creation-date>
    <dc:date>2019-05-07T15:07:36.143959863</dc:date>
    <meta:editing-duration>PT33M30S</meta:editing-duration>
    <meta:editing-cycles>5</meta:editing-cycles>
    <meta:generator>LibreOffice/5.1.6.2$Linux_X86_64 LibreOffice_project/10m0$Build-2</meta:generator>
    <meta:document-statistic meta:table-count="1" meta:cell-count="2691" meta:object-count="0"/>
  </office:meta>
</office:document-meta>
</file>